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1" svg:font-family="Arial" style:font-family-generic="swiss"/>
    <style:font-face style:name="Verdana" svg:font-family="Verdana" style:font-family-generic="swis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officeooo:rsid="00039081" officeooo:paragraph-rsid="00039081"/>
    </style:style>
    <style:style style:name="P2" style:family="paragraph" style:parent-style-name="Standard">
      <style:paragraph-properties fo:text-align="start" style:justify-single-word="false"/>
      <style:text-properties officeooo:rsid="00039081" officeooo:paragraph-rsid="000cfe42"/>
    </style:style>
    <style:style style:name="P3" style:family="paragraph" style:parent-style-name="Standard">
      <style:paragraph-properties fo:text-align="start" style:justify-single-word="false"/>
      <style:text-properties officeooo:rsid="00039081" officeooo:paragraph-rsid="00039081"/>
    </style:style>
    <style:style style:name="P4" style:family="paragraph" style:parent-style-name="Standard">
      <style:paragraph-properties fo:text-align="start" style:justify-single-word="false"/>
      <style:text-properties officeooo:rsid="0005f8a2" officeooo:paragraph-rsid="0005f8a2"/>
    </style:style>
    <style:style style:name="P5" style:family="paragraph" style:parent-style-name="Standard">
      <style:paragraph-properties fo:text-align="start" style:justify-single-word="false"/>
      <style:text-properties officeooo:rsid="00093143" officeooo:paragraph-rsid="00093143"/>
    </style:style>
    <style:style style:name="P6" style:family="paragraph" style:parent-style-name="Standard">
      <style:paragraph-properties fo:text-align="start" style:justify-single-word="false"/>
      <style:text-properties officeooo:rsid="00091fd3" officeooo:paragraph-rsid="00091fd3"/>
    </style:style>
    <style:style style:name="P7" style:family="paragraph" style:parent-style-name="Standard">
      <style:paragraph-properties fo:text-align="start" style:justify-single-word="false"/>
      <style:text-properties officeooo:rsid="000d1b0e" officeooo:paragraph-rsid="000d1b0e"/>
    </style:style>
    <style:style style:name="P8" style:family="paragraph" style:parent-style-name="Standard">
      <style:paragraph-properties fo:text-align="start" style:justify-single-word="false"/>
      <style:text-properties officeooo:rsid="000d1b0e" officeooo:paragraph-rsid="0019989d"/>
    </style:style>
    <style:style style:name="P9" style:family="paragraph" style:parent-style-name="Standard">
      <style:paragraph-properties fo:text-align="start" style:justify-single-word="false"/>
      <style:text-properties officeooo:rsid="0011b2ef" officeooo:paragraph-rsid="0011b2ef"/>
    </style:style>
    <style:style style:name="P10" style:family="paragraph" style:parent-style-name="Standard">
      <style:paragraph-properties fo:text-align="start" style:justify-single-word="false"/>
      <style:text-properties style:text-line-through-style="solid" style:text-line-through-type="single" officeooo:rsid="0004b61d" officeooo:paragraph-rsid="00151e93"/>
    </style:style>
    <style:style style:name="P11" style:family="paragraph" style:parent-style-name="Standard">
      <style:paragraph-properties fo:text-align="start" style:justify-single-word="false"/>
      <style:text-properties officeooo:rsid="001b1a9e" officeooo:paragraph-rsid="001b1a9e"/>
    </style:style>
    <style:style style:name="P12" style:family="paragraph" style:parent-style-name="Standard">
      <style:paragraph-properties fo:text-align="start" style:justify-single-word="false" fo:break-before="page"/>
      <style:text-properties officeooo:rsid="000d1b0e" officeooo:paragraph-rsid="000d1b0e"/>
    </style:style>
    <style:style style:name="P13" style:family="paragraph" style:parent-style-name="Standard">
      <style:paragraph-properties fo:text-align="start" style:justify-single-word="false"/>
      <style:text-properties officeooo:rsid="00093143" officeooo:paragraph-rsid="00093143"/>
    </style:style>
    <style:style style:name="P14" style:family="paragraph" style:parent-style-name="Standard">
      <style:paragraph-properties fo:text-align="start" style:justify-single-word="false"/>
      <style:text-properties officeooo:rsid="00093143" officeooo:paragraph-rsid="001e9c51"/>
    </style:style>
    <style:style style:name="P15" style:family="paragraph" style:parent-style-name="Standard">
      <style:paragraph-properties fo:text-align="start" style:justify-single-word="false"/>
      <style:text-properties officeooo:paragraph-rsid="001e9c51"/>
    </style:style>
    <style:style style:name="P16" style:family="paragraph" style:parent-style-name="Standard">
      <style:paragraph-properties fo:text-align="start" style:justify-single-word="false"/>
      <style:text-properties officeooo:rsid="0005f8a2" officeooo:paragraph-rsid="000fde81"/>
    </style:style>
    <style:style style:name="P17" style:family="paragraph" style:parent-style-name="Standard">
      <style:paragraph-properties fo:text-align="start" style:justify-single-word="false"/>
      <style:text-properties officeooo:rsid="0007fd67" officeooo:paragraph-rsid="0007fd67"/>
    </style:style>
    <style:style style:name="P18" style:family="paragraph" style:parent-style-name="Standard">
      <style:paragraph-properties fo:text-align="start" style:justify-single-word="false"/>
      <style:text-properties officeooo:rsid="00091fd3" officeooo:paragraph-rsid="00091fd3"/>
    </style:style>
    <style:style style:name="P19" style:family="paragraph" style:parent-style-name="Standard" style:list-style-name="L3">
      <style:paragraph-properties fo:text-align="start" style:justify-single-word="false"/>
      <style:text-properties officeooo:rsid="0011b2ef" officeooo:paragraph-rsid="0011b2ef"/>
    </style:style>
    <style:style style:name="P20" style:family="paragraph" style:parent-style-name="Standard" style:list-style-name="L3">
      <style:paragraph-properties fo:text-align="start" style:justify-single-word="false"/>
      <style:text-properties officeooo:rsid="00135f0f" officeooo:paragraph-rsid="00135f0f"/>
    </style:style>
    <style:style style:name="T1" style:family="text">
      <style:text-properties officeooo:rsid="00093143"/>
    </style:style>
    <style:style style:name="T2" style:family="text">
      <style:text-properties fo:font-weight="bold" officeooo:rsid="000b0fb4" style:font-weight-asian="bold" style:font-weight-complex="bold"/>
    </style:style>
    <style:style style:name="T3" style:family="text">
      <style:text-properties fo:font-weight="bold" officeooo:rsid="000fde81" style:font-weight-asian="bold" style:font-weight-complex="bold"/>
    </style:style>
    <style:style style:name="T4" style:family="text">
      <style:text-properties fo:font-weight="bold" officeooo:rsid="000cfe42" style:font-weight-asian="bold" style:font-weight-complex="bold"/>
    </style:style>
    <style:style style:name="T5" style:family="text">
      <style:text-properties officeooo:rsid="000cfe42"/>
    </style:style>
    <style:style style:name="T6" style:family="text">
      <style:text-properties officeooo:rsid="000e4251"/>
    </style:style>
    <style:style style:name="T7" style:family="text">
      <style:text-properties officeooo:rsid="000e7109"/>
    </style:style>
    <style:style style:name="T8" style:family="text">
      <style:text-properties officeooo:rsid="000fde81"/>
    </style:style>
    <style:style style:name="T9" style:family="text">
      <style:text-properties officeooo:rsid="0011b2ef"/>
    </style:style>
    <style:style style:name="T10" style:family="text">
      <style:text-properties officeooo:rsid="00135f0f"/>
    </style:style>
    <style:style style:name="T11" style:family="text">
      <style:text-properties officeooo:rsid="00151e93"/>
    </style:style>
    <style:style style:name="T12" style:family="text">
      <style:text-properties officeooo:rsid="00155754"/>
    </style:style>
    <style:style style:name="T13" style:family="text">
      <style:text-properties officeooo:rsid="00173e8f"/>
    </style:style>
    <style:style style:name="T14" style:family="text">
      <style:text-properties officeooo:rsid="0017a255"/>
    </style:style>
    <style:style style:name="T15" style:family="text">
      <style:text-properties officeooo:rsid="0019989d"/>
    </style:style>
    <style:style style:name="T16" style:family="text">
      <style:text-properties officeooo:rsid="001d36d3"/>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Better <text:span text:style-name="T12">B</text:span>us Poitiers</text:p>
      <text:p text:style-name="P3"/>
      <text:p text:style-name="P11">Better Bus Poitiers c’est quoi ?</text:p>
      <text:p text:style-name="P2">Better Bus Poitiers est un application <text:span text:style-name="T6">Android créee dans le but de remplacer certaines des fonctionnalités principales de Vitalis, mais en mieux.</text:span></text:p>
      <text:p text:style-name="P2"/>
      <text:p text:style-name="P5"><text:span text:style-name="T5">Better Bus Poitiers </text:span><text:span text:style-name="T16">te </text:span><text:span text:style-name="T5">permet de</text:span>:</text:p>
      <text:p text:style-name="P5">- Voir les prochain<text:span text:style-name="T6">s</text:span> passage<text:span text:style-name="T6">s</text:span> <text:span text:style-name="T13">à</text:span> un <text:span text:style-name="T6">arrêt</text:span> de bus.</text:p>
      <text:p text:style-name="P5"><text:span text:style-name="T5">- V</text:span>oir la fiche <text:span text:style-name="T7">horaire</text:span> d’un arr<text:span text:style-name="T7">ê</text:span>t de bus <text:span text:style-name="T13">à</text:span> n’impo<text:span text:style-name="T7">r</text:span>te quelle date</text:p>
      <text:p text:style-name="P14"><text:span text:style-name="T5">- V</text:span>oir sur la carte o<text:span text:style-name="T13">ù</text:span> se situe un arr<text:span text:style-name="T7">ê</text:span>t de bus</text:p>
      <text:p text:style-name="P14"><text:span text:style-name="T5">- C</text:span>rée<text:span text:style-name="T14">r</text:span> des pré-réglage<text:span text:style-name="T7">s</text:span>/Vue<text:span text:style-name="T7">s</text:span> qui pe<text:span text:style-name="T7">r</text:span>met<text:span text:style-name="T14">tent</text:span> de voir seulement<text:span text:style-name="T5"> </text:span>certaine<text:span text:style-name="T14">s</text:span> ligne<text:span text:style-name="T14">s</text:span> d’un ar<text:span text:style-name="T7">rê</text:span>t de bus pour ne pas se trompe<text:span text:style-name="T14">r</text:span>.</text:p>
      <text:p text:style-name="P14"><text:span text:style-name="T5">- </text:span><text:span text:style-name="T7">Vous avez aussi la possibilité</text:span> de m<text:span text:style-name="T15">ettre</text:span> un widget sur la page <text:span text:style-name="T7">d’accueil</text:span> pour facilement accéder <text:span text:style-name="T15">à</text:span> <text:span text:style-name="T8">ces</text:span> pré-réglage<text:span text:style-name="T8">s</text:span>.</text:p>
      <text:p text:style-name="P15"><text:span text:style-name="T4">- </text:span><text:span text:style-name="T3">Better Bus Poitiers n</text:span><text:span text:style-name="T2">e permet pas de faire des achat</text:span><text:span text:style-name="T3">s</text:span><text:span text:style-name="T2"> de ticket</text:span><text:span text:style-name="T3">s</text:span><text:span text:style-name="T1"><text:line-break/></text:span></text:p>
      <text:p text:style-name="P4">Info importante :</text:p>
      <text:p text:style-name="P16">- L’application est <text:span text:style-name="T8">g</text:span>ratuite et <text:span text:style-name="T8">o</text:span>pen <text:span text:style-name="T8">s</text:span>ource </text:p>
      <text:p text:style-name="P16"><text:span text:style-name="T8">- Better Bus Poiters</text:span> est seulement disponible <text:span text:style-name="T8">pour les téléphones sous </text:span><text:s/>Android</text:p>
      <text:p text:style-name="P17">- Vous ne pouvez pas <text:span text:style-name="T8">l’installer</text:span> sur le PlayStore il faut <text:span text:style-name="T8">télécharger</text:span> le .apk et <text:span text:style-name="T8">l’installer</text:span> manuellement (c’est simple)</text:p>
      <text:p text:style-name="P17">- Si vous avez des question<text:span text:style-name="T15">s</text:span> vous pouvez me contacter sur In<text:span text:style-name="T15">s</text:span>ta<text:span text:style-name="T9">gram</text:span> en <text:span text:style-name="T11">message privé</text:span> ou sur Discord (Bubulle#5074)</text:p>
      <text:p text:style-name="P6">- Better bus Poitiers ne permet pas d’acheter ses billet Vitalis. <text:span text:style-name="T15">Il</text:span> est quand même important de garder l’application Vitalis sur son téléphone car Better Bus Poitiers ne prévient pas des info trafic, désolé.</text:p>
      <text:p text:style-name="P6">- Si l’application a des problème<text:span text:style-name="T9">s</text:span> <text:span text:style-name="T15">à</text:span> <text:span text:style-name="T9">fonctionner</text:span> cela est <text:span text:style-name="T9">sûrement</text:span> d<text:span text:style-name="T9">u</text:span> <text:span text:style-name="T15">à des problèmes du coté de Vitalis</text:span>. <text:span text:style-name="T9">Better Bus Poitiers peut se mettre à ne plus fonctionner du tout si un jour Vitalis met ses serveurs à jour.</text:span></text:p>
      <text:p text:style-name="P6"/>
      <text:p text:style-name="P9">Pour In<text:span text:style-name="T15">staller</text:span> Better Bus Poitiers :</text:p>
      <text:list xml:id="list1278436477" text:style-name="L3">
        <text:list-item>
          <text:p text:style-name="P19">Télécharge<text:span text:style-name="T15">r</text:span> le fichier .apk sur le lien dans description</text:p>
        </text:list-item>
        <text:list-item>
          <text:p text:style-name="P19">Ouv<text:span text:style-name="T10">rir</text:span> le fichier que vous venez de télécharger</text:p>
        </text:list-item>
        <text:list-item>
          <text:p text:style-name="P20">Valider l’installation de l’application malgré les avertissement<text:span text:style-name="T15">s</text:span> de votre téléphone</text:p>
        </text:list-item>
        <text:list-item>
          <text:p text:style-name="P20">C’est bon Better Bus Poiters est installé sur v<text:span text:style-name="T15">o</text:span>tre téléphone (si vous avez des problème<text:span text:style-name="T15">s</text:span> vous pouvez toujours me contacter)</text:p>
        </text:list-item>
      </text:list>
      <text:p text:style-name="P6"/>
      <text:p text:style-name="P8">Lien pour le Télécharger :</text:p>
      <text:p text:style-name="P8"><text:a xlink:type="simple" xlink:href="https://github.com/Bubulleux/Better-Vitalis/releases/download/release/app-release.apk" text:style-name="Internet_20_link" text:visited-style-name="Visited_20_Internet_20_Link">https://github.com/Bubulleux/Better-Vitalis/releases/download/release/app-release.apk</text:a></text:p>
      <text:p text:style-name="P8"/>
      <text:p text:style-name="P12">Lien du Github : <text:a xlink:type="simple" xlink:href="https://github.com/Bubulleux/Better-Vitalis" text:style-name="Internet_20_link" text:visited-style-name="Visited_20_Internet_20_Link">https://github.com/Bubulleux/Better-Vitalis</text:a></text:p>
      <text:p text:style-name="P7"/>
      <text:p text:style-name="P10">Elle peut donner les horrais d’un arret en fonction d’une date et elle peut aussi dire quelle sont les bus qui arriva bientôt. Mais la fonction principale et de pouvoir crée un préréglage de vus. Il vous sufie de lui donnée un arret et un ou plusieur ligne et leur terminus qu’il vous interesse et comme sa vous ne voyez que se qu’il vous intéraise. Exemple : Vous devez aller au sport de façon régulière mais vous se savais jamais quelle ligne il faut prendre et quelle terminus. Avec cette application plus besoin de vous prendre la tête. Vous pouvez même accéder a se préréglage directement avec un widget. La dernière fonctionaliter que Vitalis n’a pas est de vous indiquer présisément ou sont les arrét de bus. Vous savez que vous devez allez a l’arète nôtre dame et prendre la ligne 3 vers Poitiers Sud mais vous ne savez pas où est cette aret avec Better Bus Poitiers vous avec juste besoin d’appuier sur un bouton pour qu’il vous montre le chemain de l’arret de bus sur Google Map.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1" svg:font-family="Arial" style:font-family-generic="swiss"/>
    <style:font-face style:name="Verdana" svg:font-family="Verdana" style:font-family-generic="swis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Verdana" fo:font-size="13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Verdana" fo:font-size="13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Verdana" fo:font-family="Verdana" style:font-family-generic="swiss" fo:font-size="12pt"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Verdana" fo:font-family="Verdana" style:font-family-generic="swis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Verdana" fo:font-family="Verdana" style:font-family-generic="swiss" fo:font-size="12pt" style:font-size-asian="12pt" style:font-name-complex="Arial1" style:font-family-complex="Arial" style:font-family-generic-complex="swis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0-30T20:00:55.574000000</meta:creation-date>
    <dc:date>2021-11-14T15:14:07.515000000</dc:date>
    <meta:editing-duration>PT2H50M48S</meta:editing-duration>
    <meta:editing-cycles>9</meta:editing-cycles>
    <meta:generator>LibreOffice/7.0.4.2$Windows_X86_64 LibreOffice_project/dcf040e67528d9187c66b2379df5ea4407429775</meta:generator>
    <meta:document-statistic meta:table-count="0" meta:image-count="0" meta:object-count="0" meta:page-count="2" meta:paragraph-count="26" meta:word-count="506" meta:character-count="3008" meta:non-whitespace-character-count="2528"/>
  </office:meta>
</office:document-meta>
</file>